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Locator.addResource( ResourceManagerImpl resources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ourceLocator.resolveTheme( ResourceManagerImpl resources , File directoryFile , String resourcePath , String prefix , boolean inResource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Locator.addResources( ResourceManagerImpl resources , URL themeUrl , String prefi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esourceLocator.addProperties( InputStream stream , ResourceManagerImpl resources , String childPath , boolean xm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sourceLocator.locateResourcesFromClasspath( ResourceManagerImpl resourc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sourceLocator.lo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Locator.ensureSlash( String resourc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Locator.locateResourcesInWar( ServletContext servletContext , ResourceManagerImpl resources , String pat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sourceLocator.ResourceLocator( ServletContext servletContext , ResourceManagerImpl resourceManager , ThemeBuilder tobago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